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Preformatted_20_Text">
      <style:text-properties style:font-name="Arial"/>
    </style:style>
    <style:style style:name="P3" style:family="paragraph" style:parent-style-name="Preformatted_20_Text">
      <style:text-properties style:font-name="Arial" fo:font-size="13pt" style:font-size-asian="13pt" style:font-size-complex="13pt"/>
    </style:style>
    <style:style style:name="P4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style:font-name="Courier New"/>
    </style:style>
    <style:style style:name="P6" style:family="paragraph" style:parent-style-name="Preformatted_20_Text">
      <style:paragraph-properties fo:margin-top="0in" fo:margin-bottom="0.1965in"/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xt Time You See Me</text:p>
      <text:p text:style-name="P3">William Harvey/Earl Forest</text:p>
      <text:p text:style-name="P2"/>
      <text:p text:style-name="P2">Intro:</text:p>
      <text:p text:style-name="P5">e---------------9----------5--7-5--------------------------</text:p>
      <text:p text:style-name="P5">B---------------------5h7---------7---3^5-------------------</text:p>
      <text:p text:style-name="P5">G--1^9--9-9-9-9---------------------------6-----------------</text:p>
      <text:p text:style-name="P5">D-----------------------------------------------------------</text:p>
      <text:p text:style-name="P5">A-----------------------------------------------------------</text:p>
      <text:p text:style-name="P5">E-----------------------------------------------------------</text:p>
      <text:p text:style-name="P5"/>
      <text:p text:style-name="P5">e------5----3--5--3-----3----------------------0------------</text:p>
      <text:p text:style-name="P5">B--3-5---------------5-----5--3----------------0------------</text:p>
      <text:p text:style-name="P5">G--------------------------------5--2----------1------------</text:p>
      <text:p text:style-name="P5">D-----------------------------------------1^2--0------------</text:p>
      <text:p text:style-name="P5">A----------------------------------------------2------------</text:p>
      <text:p text:style-name="P5">E----------------------------------------------0------------</text:p>
      <text:p text:style-name="P2"/>
      <text:p text:style-name="P3"><text:s text:c="10"/>A7 <text:s text:c="8"/>D <text:s text:c="18"/>A7</text:p>
      <text:p text:style-name="P3">Next time you see me things won't be the same,</text:p>
      <text:p text:style-name="P3"><text:s text:c="10"/>D <text:s text:c="29"/>A7</text:p>
      <text:p text:style-name="P3">Next time you see me things won't be the same,</text:p>
      <text:p text:style-name="P3"><text:s text:c="6"/>E7 <text:s text:c="23"/>D <text:s text:c="19"/>A7 <text:s text:c="2"/>E7</text:p>
      <text:p text:style-name="P3">If it hurts you my darling, you only got yourself to blame.</text:p>
      <text:p text:style-name="P3"/>
      <text:p text:style-name="P3">Well, it's true, true saying, all that shines is not gold.</text:p>
      <text:p text:style-name="P3">Well, it's true, true saying, all that shines is not gold.</text:p>
      <text:p text:style-name="P3">Like the good book says, you gotta reap just what you sow.</text:p>
      <text:p text:style-name="P3"/>
      <text:p text:style-name="P3"><text:s text:c="10"/>A7</text:p>
      <text:p text:style-name="P3">Well, you lied, cheated -- woh-oh! for so long,</text:p>
      <text:p text:style-name="P3"><text:s text:c="10"/>D <text:s text:c="30"/>A7</text:p>
      <text:p text:style-name="P3">Well, you lied, cheated -- woh-oh! for so long,</text:p>
      <text:p text:style-name="P3"><text:s text:c="9"/>E7</text:p>
      <text:p text:style-name="P3">You were wrong to do it woman, </text:p>
      <text:p text:style-name="P3"><text:s text:c="4"/>D <text:s text:c="23"/>A7 <text:s text:c="8"/>E7</text:p>
      <text:p text:style-name="P3">And another queen is on your throne.</text:p>
      <text:p text:style-name="P3"/>
      <text:p text:style-name="P3">Next time you see me things won't be the same,</text:p>
      <text:p text:style-name="P3">Next time you see me things won't be the same,</text:p>
      <text:p text:style-name="P3">If it hurts you my darling, you only got yourself to blame.</text:p>
      <text:p text:style-name="P3"/>
      <text:p text:style-name="P3">Well, it's true, true saying, all that shines is not gold.</text:p>
      <text:p text:style-name="P3">Well, it's true, true saying, all that shines is not gold.</text:p>
      <text:p text:style-name="P6">Like the good book says, you gotta reap just what you sow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04T14:05:28</meta:creation-date>
    <dc:date>2011-06-04T14:12:08</dc:date>
    <dc:creator>Sean Dowd</dc:creator>
    <meta:editing-duration>PT6M41S</meta:editing-duration>
    <meta:editing-cycles>2</meta:editing-cycles>
    <meta:generator>LibreOffice/3.3$Linux LibreOffice_project/330m19$Build-202</meta:generator>
    <meta:printed-by>Sean Dowd</meta:printed-by>
    <meta:print-date>2011-06-04T14:07:27</meta:print-date>
    <meta:document-statistic meta:table-count="0" meta:image-count="0" meta:object-count="0" meta:page-count="1" meta:paragraph-count="38" meta:word-count="228" meta:character-count="1837"/>
  </office:meta>
</office:document-meta>
</file>